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3f8a3" officeooo:paragraph-rsid="0003f8a3"/>
    </style:style>
    <style:style style:name="P2" style:family="paragraph" style:parent-style-name="Standard">
      <style:paragraph-properties fo:text-align="center" style:justify-single-word="false"/>
      <style:text-properties officeooo:rsid="0003f8a3" officeooo:paragraph-rsid="0003f8a3"/>
    </style:style>
    <style:style style:name="P3" style:family="paragraph" style:parent-style-name="Standard">
      <style:text-properties officeooo:rsid="00055197" officeooo:paragraph-rsid="00055197"/>
    </style:style>
    <style:style style:name="P4" style:family="paragraph" style:parent-style-name="Standard">
      <style:text-properties officeooo:rsid="00064217" officeooo:paragraph-rsid="00064217"/>
    </style:style>
    <style:style style:name="P5" style:family="paragraph" style:parent-style-name="Standard">
      <style:text-properties officeooo:rsid="0007f83a" officeooo:paragraph-rsid="0007f83a"/>
    </style:style>
    <style:style style:name="P6" style:family="paragraph" style:parent-style-name="Standard">
      <style:text-properties officeooo:rsid="000c9143" officeooo:paragraph-rsid="000c9143"/>
    </style:style>
    <style:style style:name="P7" style:family="paragraph" style:parent-style-name="Standard">
      <style:text-properties officeooo:rsid="0012d907" officeooo:paragraph-rsid="0012d907"/>
    </style:style>
    <style:style style:name="P8" style:family="paragraph" style:parent-style-name="Standard">
      <style:text-properties officeooo:rsid="001b681c" officeooo:paragraph-rsid="001b681c"/>
    </style:style>
    <style:style style:name="P9" style:family="paragraph" style:parent-style-name="Standard">
      <style:text-properties officeooo:rsid="001d951d" officeooo:paragraph-rsid="001d951d"/>
    </style:style>
    <style:style style:name="P10" style:family="paragraph" style:parent-style-name="Standard">
      <style:text-properties fo:font-weight="bold" officeooo:rsid="002092d8" officeooo:paragraph-rsid="002092d8" style:font-weight-asian="bold" style:font-weight-complex="bold"/>
    </style:style>
    <style:style style:name="P11" style:family="paragraph" style:parent-style-name="Standard">
      <style:text-properties fo:font-weight="bold" officeooo:rsid="0022d161" officeooo:paragraph-rsid="0022d161" style:font-weight-asian="bold" style:font-weight-complex="bold"/>
    </style:style>
    <style:style style:name="P12" style:family="paragraph" style:parent-style-name="Standard">
      <style:text-properties officeooo:rsid="0021956f" officeooo:paragraph-rsid="0021956f"/>
    </style:style>
    <style:style style:name="P13" style:family="paragraph" style:parent-style-name="Standard">
      <style:paragraph-properties fo:break-before="page"/>
      <style:text-properties fo:font-weight="bold" officeooo:rsid="002092d8" officeooo:paragraph-rsid="002092d8" style:font-weight-asian="bold" style:font-weight-complex="bold"/>
    </style:style>
    <style:style style:name="T1" style:family="text">
      <style:text-properties officeooo:rsid="00064217"/>
    </style:style>
    <style:style style:name="T2" style:family="text">
      <style:text-properties officeooo:rsid="0009b0d7"/>
    </style:style>
    <style:style style:name="T3" style:family="text">
      <style:text-properties officeooo:rsid="000e75ec"/>
    </style:style>
    <style:style style:name="T4" style:family="text">
      <style:text-properties officeooo:rsid="0014961e"/>
    </style:style>
    <style:style style:name="T5" style:family="text">
      <style:text-properties officeooo:rsid="00162160"/>
    </style:style>
    <style:style style:name="T6" style:family="text">
      <style:text-properties officeooo:rsid="0019959f"/>
    </style:style>
    <style:style style:name="T7" style:family="text">
      <style:text-properties officeooo:rsid="001b68ec"/>
    </style:style>
    <style:style style:name="T8" style:family="text">
      <style:text-properties officeooo:rsid="001f240a"/>
    </style:style>
    <style:style style:name="T9" style:family="text">
      <style:text-properties officeooo:rsid="0022d16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eterministic Persistency</text:p>
      <text:p text:style-name="P2">by Sven Nilsen</text:p>
      <text:p text:style-name="P1"/>
      <text:p text:style-name="P3">As computers get more powerful, it is possible to construct programs that are more self reflective by using deterministic persistent data structures. The idea is similar to undo/redo in editors. In abstract mathematical space, the state of a program is associated with a utility function. The utility can go up and down, but the knowledge about the utility is limited. If one maps each program state as a point in a multidimensional space, then each action is an arrow from one point in that space to another. Each point is associated with a utility, which equals the density in that space. We want to gravitate toward the maximum density. <text:span text:style-name="T1">Sometimes one action can lead to significant disadvantages. Two local maxima can be separated by a thin wall of local minima.</text:span></text:p>
      <text:p text:style-name="P3"/>
      <text:p text:style-name="P4">In a simple search algorithm for a labyrinth, we can mark each cell as visited as we <text:span text:style-name="T6">make</text:span> the search. Unfortunately, in a many dimensional space the information required to represent the space does not fit into computer memory. Neither does storing a sorted list of the cell addresses that has been visited. What we can do, is marking each choice that leads to disadvantages with a 'stop sign', such that the behavior of the deterministic persistent program changes. This is less optimal in speed because if there are multiple paths toward the disadvantage, the worst case is having the algorithm choosing all possible ways to end up in the same situation.</text:p>
      <text:p text:style-name="P4"/>
      <text:p text:style-name="P5">This idea requires only storing information per choice and by building “fences” around local minima one can constrain the search to seeking other ways. <text:span text:style-name="T2">A deterministic persistent program needs to have a concept of discrete time. Each time it makes a choice it sorts them by expected utility and looks up the stop sign that tells how many of the top choices that have been tried. This makes it possible to represent a stop sign with two numbers, one for the discrete time and one for the choices it can make. A modern computer can store millions of such choices in a list.</text:span></text:p>
      <text:p text:style-name="P5"/>
      <text:p text:style-name="P6">Each time the program rolls back to an earlier time step, i<text:span text:style-name="T3">f it decides to make a different choice it releases the knowledge about that branch, since that knowledge is no longer useful. It can not determine which state it is in from that moment.</text:span></text:p>
      <text:p text:style-name="P6"/>
      <text:p text:style-name="P13">Chess</text:p>
      <text:p text:style-name="P7">It would be interesting to see how a such algorithm would compete with itself. In chess, where each player can undo as many moves they like, they must roll back <text:span text:style-name="T4">2 time steps at a time</text:span> because they can only redo their own choices. <text:span text:style-name="T5">Rolling back to an earlier time puts automatically a stop sign for the choice. If both decision processes behind the players are deterministic, it makes no sense to replay a step in time without the blocking of that choice, because it will result in an endless loop. The only decision a player takes is how many steps to roll back in time. This can be done by memorizing the expected utility over the last steps. One player rolls back until the expected utility is acceptable. An exhaustive algorithm will roll back just one step.</text:span></text:p>
      <text:p text:style-name="P7"/>
      <text:p text:style-name="P10">Robot navigation</text:p>
      <text:p text:style-name="P8">This idea might work great for a robot trying to avoid obstacles when moving against a target. It tries to move in a straight line and as it simulated state collides with obstacles it can roll back. <text:span text:style-name="T7">When it has found a path it can try optimize it by calculate the distance from target at each point and then try to find a shorter route to each peak. This is based on the assumption that decreasing distance from target and then increasing often is longer than the shortest path directly toward that state.</text:span></text:p>
      <text:p text:style-name="P8"/>
      <text:p text:style-name="P10">Mathematics</text:p>
      <text:p text:style-name="P9">The algorithm can also be used on <text:span text:style-name="T8">simplification</text:span> of mathematical expressions. <text:span text:style-name="T8">Each possible operation on the expression can be sorted by the length of the new expression or some other heuristics like the number of duplicate symbols. When the sorting is done the algorithm looks up the 'stop signs' and picks the operation that is not tried. Whenever it gets stuck in a local minima, it rolls back do the sorting over.</text:span></text:p>
      <text:p text:style-name="P9"/>
      <text:p text:style-name="P11">Altering history</text:p>
      <text:p text:style-name="P12">The algorithm needs to reproduce the data used to make decisions perfectly. This is why it has to be deterministic. <text:span text:style-name="T9">A less restrict approach when dealing with two players is to roll back, but keep the choices of the other player. The other player might experience this as if history was altered. This gives an unbalanced advantage to the player that can alter history, because he can predict what the other player will be doing and avoid the consequences. It is interesting that there is a spectrum where history can be altered without necessary changing the information the other player used to make decision. This can be viewed as a way to optimize the space of possibilities for one player after applying some constraints to what can be chang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4T23:31:57.253909000</meta:creation-date>
    <dc:date>2014-02-05T03:22:21.976676000</dc:date>
    <meta:editing-duration>PT3H49M26S</meta:editing-duration>
    <meta:editing-cycles>32</meta:editing-cycles>
    <meta:generator>LibreOffice/4.1.4.2$MacOSX_x86 LibreOffice_project/0a0440ccc0227ad9829de5f46be37cfb6edcf72</meta:generator>
    <meta:document-statistic meta:table-count="0" meta:image-count="0" meta:object-count="0" meta:page-count="2" meta:paragraph-count="14" meta:word-count="833" meta:character-count="4754" meta:non-whitespace-character-count="3935"/>
  </office:meta>
</office:document-meta>
</file>